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ECHNICAL_5f_QUESTION" style:display-name="TECHNICAL_QUESTION" style:family="table">
      <style:table-properties style:width="16.494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12.19cm"/>
    </style:style>
    <style:style style:name="TECHNICAL_5f_QUESTION.C" style:display-name="TECHNICAL_QUESTION.C" style:family="table-column">
      <style:table-column-properties style:column-width="3.75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SOCIAL_5f_VALUES" style:display-name="SOCIAL_VALUES" style:family="table">
      <style:table-properties style:width="16.244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12.197cm"/>
    </style:style>
    <style:style style:name="SOCIAL_5f_VALUES.C" style:display-name="SOCIAL_VALUES.C" style:family="table-column">
      <style:table-column-properties style:column-width="3.5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loext:hyphenation-no-last-word="false" loext:hyphenation-word-char-count="no-limit" loext:hyphenation-zone="no-limit"/>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style:text-properties fo:color="#000000" loext:opacity="100%" fo:font-weight="bold" style:font-weight-asian="bold" style:font-size-complex="12.5pt" style:font-weight-complex="bold"/>
    </style:style>
    <style:style style:name="P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9"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10"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2"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3" style:family="paragraph" style:parent-style-name="Normal">
      <style:paragraph-properties fo:margin-top="0cm" fo:margin-bottom="0cm" style:contextual-spacing="false" fo:hyphenation-ladder-count="no-limit"/>
      <style:text-properties fo:hyphenate="true" loext:hyphenation-no-caps="false" loext:hyphenation-no-last-word="false" loext:hyphenation-word-char-count="no-limit" loext:hyphenation-zone="no-limit"/>
    </style:style>
    <style:style style:name="P1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3">
      <style:paragraph-properties>
        <style:tab-stops>
          <style:tab-stop style:position="15.021cm" style:type="right" style:leader-style="dotted" style:leader-text="."/>
        </style:tab-stops>
      </style:paragraph-properties>
    </style:style>
    <style:style style:name="P17"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loext:hyphenation-no-last-word="false" loext:hyphenation-word-char-count="no-limit" loext:hyphenation-zone="no-limit"/>
    </style:style>
    <style:style style:name="P18" style:family="paragraph" style:parent-style-name="Normal">
      <style:paragraph-properties fo:margin-top="0cm" fo:margin-bottom="0cm" style:contextual-spacing="false" fo:text-align="center" style:justify-single-word="false"/>
      <style:text-properties fo:font-weight="bold" style:font-weight-asian="bold"/>
    </style:style>
    <style:style style:name="P19" style:family="paragraph" style:parent-style-name="Normal">
      <style:paragraph-properties fo:margin-top="0cm" fo:margin-bottom="0cm" style:contextual-spacing="false" fo:hyphenation-ladder-count="no-limit"/>
      <style:text-properties fo:font-weight="bold" style:font-weight-asian="bold"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style:text-properties fo:font-weight="bold" style:font-weight-asian="bold"/>
    </style:style>
    <style:style style:name="P21" style:family="paragraph" style:parent-style-name="Normal">
      <style:paragraph-properties fo:margin-top="0cm" fo:margin-bottom="0cm" style:contextual-spacing="false"/>
    </style:style>
    <style:style style:name="P22"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24" style:family="paragraph" style:parent-style-name="Normal">
      <style:paragraph-properties fo:margin-left="0cm" fo:margin-right="0.106cm" fo:margin-top="0.212cm" fo:margin-bottom="0.141cm" style:contextual-spacing="false" fo:text-align="justify" style:justify-single-word="false" fo:text-indent="0cm" style:auto-text-indent="false"/>
    </style:style>
    <style:style style:name="P25" style:family="paragraph" style:parent-style-name="Normal">
      <style:paragraph-properties fo:margin-left="0cm" fo:margin-right="0.106cm" fo:margin-top="0.212cm" fo:margin-bottom="0.141cm" style:contextual-spacing="false" fo:text-indent="0cm" style:auto-text-indent="false"/>
    </style:style>
    <style:style style:name="P26" style:family="paragraph" style:parent-style-name="Normal">
      <style:paragraph-properties fo:margin-left="0cm" fo:margin-right="0.106cm" fo:margin-top="0.212cm" fo:margin-bottom="0.141cm" style:contextual-spacing="false" fo:text-align="justify" style:justify-single-word="false" fo:text-indent="0cm" style:auto-text-indent="false"/>
      <style:text-properties fo:background-color="#ffffff"/>
    </style:style>
    <style:style style:name="P27"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8" style:family="paragraph" style:parent-style-name="Heading_20_1">
      <style:text-properties fo:font-size="13pt" style:font-size-asian="13pt" style:font-size-complex="13pt"/>
    </style:style>
    <style:style style:name="P29" style:family="paragraph" style:parent-style-name="Heading_20_2">
      <style:paragraph-properties fo:break-before="page"/>
    </style:style>
    <style:style style:name="P30" style:family="paragraph" style:parent-style-name="Heading_20_3">
      <style:text-properties style:use-window-font-color="true" loext:opacity="0%"/>
    </style:style>
    <style:style style:name="P31" style:family="paragraph" style:parent-style-name="List_20_Paragraph" style:list-style-name="L1"/>
    <style:style style:name="P32" style:family="paragraph" style:parent-style-name="List_20_Paragraph" style:list-style-name="L1">
      <style:text-properties style:font-name-complex="Calibri" style:font-size-complex="12.5pt"/>
    </style:style>
    <style:style style:name="P33"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34" style:family="paragraph" style:parent-style-name="List_20_Paragraph" style:list-style-name="L3"/>
    <style:style style:name="P35" style:family="paragraph" style:parent-style-name="List_20_Paragraph" style:list-style-name="L4"/>
    <style:style style:name="P36" style:family="paragraph" style:parent-style-name="List_20_Paragraph" style:list-style-name="L5"/>
    <style:style style:name="P37" style:family="paragraph" style:parent-style-name="List_20_Paragraph" style:list-style-name="L6"/>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cc" loext:opacity="100%" fo:font-weight="bold" officeooo:rsid="000c686b" style:font-weight-asian="bold" style:font-size-complex="12.5pt" style:font-weight-complex="bold"/>
    </style:style>
    <style:style style:name="T6" style:family="text">
      <style:text-properties fo:color="#000000" loext:opacity="100%"/>
    </style:style>
    <style:style style:name="T7" style:family="text">
      <style:text-properties fo:color="#000000" loext:opacity="100%" fo:font-weight="bold" style:font-weight-asian="bold" style:font-size-complex="12.5pt" style:font-weight-complex="bold"/>
    </style:style>
    <style:style style:name="T8" style:family="text">
      <style:text-properties fo:color="#000000" loext:opacity="100%" style:font-name-complex="Calibri" style:font-size-complex="12.5pt"/>
    </style:style>
    <style:style style:name="T9" style:family="text">
      <style:text-properties fo:color="#000000" loext:opacity="100%" style:font-name-asian="Times New Roman" style:language-asian="en" style:country-asian="GB" style:font-name-complex="Calibri" style:font-size-complex="12.5pt"/>
    </style:style>
    <style:style style:name="T10" style:family="text">
      <style:text-properties fo:font-weight="bold" style:font-weight-asian="bold"/>
    </style:style>
    <style:style style:name="T11" style:family="text">
      <style:text-properties style:font-name-asian="Arial" style:font-name-complex="Calibri"/>
    </style:style>
    <style:style style:name="T12" style:family="text">
      <style:text-properties fo:color="#0070c0" loext:opacity="100%" fo:font-weight="bold" style:font-weight-asian="bold"/>
    </style:style>
    <style:style style:name="T13" style:family="text">
      <style:text-properties fo:background-color="#ffffff" loext:char-shading-value="0"/>
    </style:style>
    <style:style style:name="T14" style:family="text">
      <style:text-properties fo:color="#222222" loext:opacity="100%" style:font-name-asian="Times New Roman" style:language-asian="en" style:country-asian="GB" style:font-name-complex="Calibri" style:font-size-complex="12.5pt"/>
    </style:style>
    <style:style style:name="T15" style:family="text">
      <style:text-properties fo:color="#222222" loext:opacity="100%" style:font-name-asian="Times New Roman" style:language-asian="en" style:country-asian="GB" style:font-name-complex="Calibri" style:font-size-complex="12.5pt" style:font-style-complex="italic"/>
    </style:style>
    <style:style style:name="T16" style:family="text">
      <style:text-properties fo:color="#222222" loext:opacity="100%" officeooo:rsid="00083127" style:font-name-asian="Times New Roman" style:language-asian="en" style:country-asian="GB" style:font-name-complex="Calibri" style:font-size-complex="12.5pt" style:font-style-complex="italic"/>
    </style:style>
    <style:style style:name="T17" style:family="text">
      <style:text-properties officeooo:rsid="00083127"/>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5">Proposal Pack</text:p>
      <text:p text:style-name="P6">Attachment 2: How to bid including evaluation criteria</text:p>
      <text:p text:style-name="P5"><text:bookmark-start text:name="_Hlk95926626"/></text:p>
      <text:p text:style-name="P9">«Insert Procurement Title»</text:p>
      <text:p text:style-name="P2"><text:span text:style-name="Default_20_Paragraph_20_Font"><text:span text:style-name="T7">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9"><text:bookmark-end text:name="_Hlk95926626"/></text:p>
      <text:p text:style-name="P9"/>
      <text:p text:style-name="P5">a ‘call-off direct award’ in relation to</text:p>
      <text:p text:style-name="P2"><text:span text:style-name="Default_20_Paragraph_20_Font"><text:span text:style-name="T4">«Insert Lot id» «Insert Lot Name»</text:span></text:span></text:p>
      <text:p text:style-name="P10">«Insert Commercial Agreement name» («Insert Commercial Agreement id»)</text:p>
      <text:p text:style-name="P5"/>
      <text:p text:style-name="P5"/>
      <text:p text:style-name="P5">Buyer</text:p>
      <text:p text:style-name="P10">«Insert Name of Buyer»</text:p>
      <text:p text:style-name="P7"/>
      <text:p text:style-name="P5"/>
      <text:p text:style-name="Normal"/>
      <text:p text:style-name="P11"/>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2061822" office:target-frame-name="_top" xlink:show="replace" text:style-name="Internet_20_link" text:visited-style-name="Visited_20_Internet_20_Link"><text:span text:style-name="Hyperlink">How to make your proposal</text:span><text:tab/>3</text:a></text:p>
          <text:p text:style-name="P15"><text:a xlink:type="simple" xlink:href="#_Toc112061823" office:target-frame-name="_top" xlink:show="replace" text:style-name="Internet_20_link" text:visited-style-name="Visited_20_Internet_20_Link"><text:span text:style-name="Hyperlink">Questions and evaluation criteria</text:span><text:tab/>5</text:a></text:p>
          <text:p text:style-name="TOC_20_2"><text:a xlink:type="simple" xlink:href="#_Toc112061826" office:target-frame-name="_top" xlink:show="replace" text:style-name="Internet_20_link" text:visited-style-name="Visited_20_Internet_20_Link"><text:span text:style-name="Hyperlink">How to complete your Price Schedule</text:span><text:tab/>8</text:a></text:p>
          <text:p text:style-name="P15"><text:a xlink:type="simple" xlink:href="#_Toc112061827" office:target-frame-name="_top" xlink:show="replace" text:style-name="Internet_20_link" text:visited-style-name="Visited_20_Internet_20_Link"><text:span text:style-name="Hyperlink">Award Criteria</text:span><text:tab/>9</text:a></text:p>
          <text:p text:style-name="TOC_20_2"><text:a xlink:type="simple" xlink:href="#_Toc112061828" office:target-frame-name="_top" xlink:show="replace" text:style-name="Internet_20_link" text:visited-style-name="Visited_20_Internet_20_Link"><text:span text:style-name="Hyperlink">Award process - What you need to do</text:span><text:tab/>9</text:a></text:p>
          <text:p text:style-name="TOC_20_2"><text:a xlink:type="simple" xlink:href="#_Toc112061829" office:target-frame-name="_top" xlink:show="replace" text:style-name="Internet_20_link" text:visited-style-name="Visited_20_Internet_20_Link"><text:span text:style-name="Hyperlink">Award process - What we will do</text:span><text:tab/>9</text:a></text:p>
          <text:p text:style-name="P16"><text:a xlink:type="simple" xlink:href="#_Toc112061830" office:target-frame-name="_top" xlink:show="replace" text:style-name="Internet_20_link" text:visited-style-name="Visited_20_Internet_20_Link"><text:span text:style-name="Hyperlink">Compliance Check</text:span><text:tab/>9</text:a></text:p>
          <text:p text:style-name="P16"><text:a xlink:type="simple" xlink:href="#_Toc112061831" office:target-frame-name="_top" xlink:show="replace" text:style-name="Internet_20_link" text:visited-style-name="Visited_20_Internet_20_Link"><text:span text:style-name="Hyperlink">Technical Evaluation and Commercial Evaluation</text:span><text:tab/>9</text:a></text:p>
          <text:p text:style-name="P16"><text:a xlink:type="simple" xlink:href="#_Toc112061832" office:target-frame-name="_top" xlink:show="replace" text:style-name="Internet_20_link" text:visited-style-name="Visited_20_Internet_20_Link"><text:span text:style-name="Hyperlink">Presentations</text:span><text:tab/>9</text:a></text:p>
          <text:p text:style-name="P16"><text:a xlink:type="simple" xlink:href="#_Toc112061833" office:target-frame-name="_top" xlink:show="replace" text:style-name="Internet_20_link" text:visited-style-name="Visited_20_Internet_20_Link"><text:span text:style-name="Hyperlink">Award</text:span><text:tab/>10</text:a></text:p>
          <text:p text:style-name="P15"><text:a xlink:type="simple" xlink:href="#_Toc112061834" office:target-frame-name="_top" xlink:show="replace" text:style-name="Internet_20_link" text:visited-style-name="Visited_20_Internet_20_Link"><text:span text:style-name="Hyperlink">Further Information</text:span><text:tab/>10</text:a></text:p>
        </text:index-body>
      </text:table-of-content>
      <text:p text:style-name="Normal"/>
      <text:p text:style-name="P12"/>
      <text:p text:style-name="P11"><text:bookmark-start text:name="_Toc92688238"/></text:p>
      <text:h text:style-name="Heading_20_1" text:outline-level="1"><text:bookmark-start text:name="_Toc96061026"/><text:bookmark-start text:name="_Toc110266951"/><text:bookmark-start text:name="_Toc111475178"/><text:bookmark-start text:name="_Toc111568140"/><text:bookmark-start text:name="_Toc111820036"/><text:bookmark-start text:name="_Toc112061822"/>How to make your <text:bookmark-end text:name="_Toc96061026"/><text:bookmark-end text:name="_Toc110266951"/><text:bookmark-end text:name="_Toc111475178"/><text:bookmark-end text:name="_Toc111568140"/>proposal<text:bookmark-end text:name="_Toc111820036"/><text:bookmark-end text:name="_Toc112061822"/></text:h>
      <text:p text:style-name="Normal"/>
      <text:p text:style-name="Normal">Your proposal must be made by the organisation that will be responsible for providing the deliverables if your proposal is successful.</text:p>
      <text:p text:style-name="Normal">Remember to:</text:p>
      <text:list text:style-name="L1">
        <text:list-item>
          <text:p text:style-name="P31"><text:span text:style-name="Default_20_Paragraph_20_Font"><text:span text:style-name="T8">Decline this Proposal Pack if you do not wish to submit a response. If you Decline please provide a reason for doing so</text:span></text:span></text:p>
        </text:list-item>
        <text:list-item>
          <text:p text:style-name="P32">Submit your proposal via the Crown Commercial Services e-Sourcing Suite. <text:s/>We will only accept proposals that we receive through the Crown Commercial Services e-Sourcing Suite</text:p>
        </text:list-item>
        <text:list-item>
          <text:p text:style-name="P32">Submit your proposal in good time and before the proposal submission deadline</text:p>
        </text:list-item>
        <text:list-item>
          <text:p text:style-name="P32">Your proposal should be attached to the procurement event in the Crown Commercial Services e-Sourcing Suite</text:p>
        </text:list-item>
        <text:list-item>
          <text:p text:style-name="P32">Upload only those documents we have asked for in line with the requirements specified – any other supporting evidence, certificates for example, may be requested separately by us</text:p>
        </text:list-item>
        <text:list-item>
          <text:p text:style-name="P32">Where multiple documents are required they can only be submitted within a single compressed file format – .zip files is the only acceptable compressed file format</text:p>
        </text:list-item>
        <text:list-item>
          <text:p text:style-name="P32">Make sure you answer every question</text:p>
        </text:list-item>
        <text:list-item>
          <text:p text:style-name="P32">Each question must be answered in its own right. You must not answer any of the questions by cross referencing other questions or other materials e.g. reports located on your website</text:p>
        </text:list-item>
        <text:list-item>
          <text:p text:style-name="P32">Check for messages in the Crown Commercial Services e-Sourcing Suite throughout the competition</text:p>
        </text:list-item>
        <text:list-item>
          <text:p text:style-name="P31"><text:span text:style-name="Default_20_Paragraph_20_Font"><text:span text:style-name="T8">Press the Submit Response button when your proposal is ready, otherwise we will not be able to see it</text:span></text:span></text:p>
        </text:list-item>
        <text:list-item>
          <text:p text:style-name="P32">If you are unsure, ask questions before the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 Qualification. <text:s/></text:p>
      <text:p text:style-name="P12">Please complete each section by either responding yes or no or by the information we have asked for. <text:s/>This word document must be uploaded with the rest of your bid.</text:p>
      <text:p text:style-name="P12"/>
      <text:list xml:id="list893095990" text:style-name="L2">
        <text:list-item>
          <text:p text:style-name="P33"><text:span text:style-name="Default_20_Paragraph_20_Font"><text:span text:style-name="T10">Affirmations</text:span></text:span></text:p>
        </text:list-item>
      </text:list>
      <text:p text:style-name="P12"><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17">#</text:p>
          </table:table-cell>
          <table:table-cell table:style-name="Table1.A1" office:value-type="string">
            <text:p text:style-name="P19">Affirmation</text:p>
          </table:table-cell>
          <table:table-cell table:style-name="Table1.A1" office:value-type="string">
            <text:p text:style-name="P17">Response</text:p>
          </table:table-cell>
        </table:table-row>
        <table:table-row>
          <table:table-cell table:style-name="Table1.A1" office:value-type="string">
            <text:p text:style-name="P3">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3">Yes / No</text:p>
          </table:table-cell>
        </table:table-row>
        <table:table-row>
          <table:table-cell table:style-name="Table1.A1" office:value-type="string">
            <text:p text:style-name="P3">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table-cell table:style-name="Table1.A1" office:value-type="string">
            <text:p text:style-name="P3">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table-cell table:style-name="Table1.A1" office:value-type="string">
            <text:p text:style-name="P3">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2">Note: If you cannot affirm the above statements, your response will not be considered further<text:line-break/></text:p>
      <text:list xml:id="list131010720486994" text:continue-numbering="true" text:style-name="L2">
        <text:list-item>
          <text:p text:style-name="P33"><text:span text:style-name="Default_20_Paragraph_20_Font"><text:span text:style-name="T10">Conflicts of Interest </text:span></text:span>- 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2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table-cell table:style-name="Table2.A1" office:value-type="string">
            <text:p text:style-name="P17">#</text:p>
          </table:table-cell>
          <table:table-cell table:style-name="Table2.A1" office:value-type="string">
            <text:p text:style-name="P19">Conflict of Interest detail</text:p>
          </table:table-cell>
          <table:table-cell table:style-name="Table2.A1" table:number-columns-spanned="2" office:value-type="string">
            <text:p text:style-name="P19">Mitigation safeguards</text:p>
          </table:table-cell>
          <table:covered-table-cell/>
        </table:table-row>
        <table:table-row>
          <table:table-cell table:style-name="Table2.A1" office:value-type="string">
            <text:p text:style-name="P3">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table-cell table:style-name="Table2.A1" office:value-type="string">
            <text:p text:style-name="P3">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3"/>
      <text:list xml:id="list131009565980679" text:continue-numbering="true" text:style-name="L2">
        <text:list-item>
          <text:p text:style-name="P33"><text:span text:style-name="Default_20_Paragraph_20_Font"><text:span text:style-name="T10">Award Contacts</text:span></text:span>. <text:s/>Please provide details of where the Award Outcome should be directed. <text:s/>Your response must include their:</text:p>
          <text:list>
            <text:list-item>
              <text:p text:style-name="P33">Full Name</text:p>
            </text:list-item>
            <text:list-item>
              <text:p text:style-name="P33">Role/Title</text:p>
            </text:list-item>
            <text:list-item>
              <text:p text:style-name="P33">Registered Address</text:p>
            </text:list-item>
            <text:list-item>
              <text:p text:style-name="P33">Email Address</text:p>
            </text:list-item>
          </text:list>
        </text:list-item>
      </text:list>
      <text:p text:style-name="P11"/>
      <text:list xml:id="list131009739511584" text:continue-numbering="true" text:style-name="L2">
        <text:list-item>
          <text:p text:style-name="P33"><text:span text:style-name="Default_20_Paragraph_20_Font"><text:span text:style-name="T10">Sub-Contractor Details -</text:span></text:span> 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text:p>
          </table:table-cell>
          <table:table-cell table:style-name="Table3.A1" office:value-type="string">
            <text:p text:style-name="P19">Trading Name(s)</text:p>
          </table:table-cell>
          <table:table-cell table:style-name="Table3.A1" office:value-type="string">
            <text:p text:style-name="P19">Registered Address(ees) and contact details</text:p>
          </table:table-cell>
          <table:table-cell table:style-name="Table3.A1" office:value-type="string">
            <text:p text:style-name="P19">Products and services to be provided</text:p>
          </table:table-cell>
        </table:table-row>
        <table:table-row>
          <table:table-cell table:style-name="Table3.A1" office:value-type="string">
            <text:p text:style-name="P3">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3">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Heading_20_1" text:outline-level="1"><text:bookmark-start text:name="_Toc96061027"/><text:bookmark-start text:name="_Toc110266952"/></text:h>
      <text:h text:style-name="Heading_20_1" text:outline-level="1"><text:bookmark-start text:name="_Toc111475179"/><text:bookmark-start text:name="_Toc111568141"/><text:bookmark-start text:name="_Toc111820037"/><text:bookmark-start text:name="_Toc112061823"/>Questions and evaluation criteria<text:bookmark-end text:name="_Toc111475179"/><text:bookmark-end text:name="_Toc111568141"/><text:bookmark-end text:name="_Toc111820037"/><text:bookmark-end text:name="_Toc112061823"/><text:bookmark-end text:name="_Toc96061027"/><text:bookmark-end text:name="_Toc110266952"/></text:h>
      <text:p text:style-name="Normal"/>
      <text:p text:style-name="Normal"><text:span text:style-name="Default_20_Paragraph_20_Font"><text:span text:style-name="T11">A summary of all the questions is set out below. <text:s/>Please note that unlike a traditional invitation to bid these elements are not scored as you have already been deemed capable of the provision of the required deliverables. These questions are aimed at understanding the approach that will be provided throughout the contract duration and clarifications will be undertaken where required to reach a mutually agreeable approach</text:span></text:span></text:p>
      <text:p text:style-name="Normal">You are invited to respond to questions which will evaluate your response to our requirements for:</text:p>
      <text:p text:style-name="Normal"/>
      <text:list text:style-name="L3">
        <text:list-item>
          <text:p text:style-name="P34"><text:span text:style-name="Default_20_Paragraph_20_Font"><text:span text:style-name="T6">Technical</text:span></text:span></text:p>
        </text:list-item>
        <text:list-item>
          <text:p text:style-name="P34"><text:span text:style-name="Default_20_Paragraph_20_Font"><text:span text:style-name="T6">Social Value</text:span></text:span><text:span text:style-name="Default_20_Paragraph_20_Font"><text:span text:style-name="T12"><text:line-break/></text:span></text:span></text:p>
        </text:list-item>
      </text:list>
      <text:p text:style-name="Normal">Please answer all the following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28" text:outline-level="1">Technical </text:h>
      <text:p text:style-name="Normal"/>
      <text:p text:style-name="Normal">Guidelines:</text:p>
      <text:list xml:id="list477193438" text:style-name="L4">
        <text:list-item>
          <text:p text:style-name="P35">You must answer all the following questions</text:p>
        </text:list-item>
        <text:list-item>
          <text:p text:style-name="P35">Keep your responses as succinct as possible</text:p>
        </text:list-item>
      </text:list>
      <table:table table:name="TECHNICAL_QUESTION" table:style-name="TECHNICAL_5f_QUESTION">
        <table:table-column table:style-name="TECHNICAL_5f_QUESTION.A"/>
        <table:table-column table:style-name="TECHNICAL_5f_QUESTION.B"/>
        <table:table-column table:style-name="TECHNICAL_5f_QUESTION.C"/>
        <table:table-row>
          <table:table-cell table:style-name="TECHNICAL_5f_QUESTION.A1" office:value-type="string">
            <text:p text:style-name="P18">#</text:p>
          </table:table-cell>
          <table:table-cell table:style-name="TECHNICAL_5f_QUESTION.A1" office:value-type="string">
            <text:p text:style-name="P20">Question</text:p>
          </table:table-cell>
          <table:table-cell table:style-name="TECHNICAL_5f_QUESTION.A1" office:value-type="string">
            <text:p text:style-name="P20">Response</text:p>
          </table:table-cell>
        </table:table-row>
        <table:table-row>
          <table:table-cell table:style-name="TECHNICAL_5f_QUESTION.A1" office:value-type="string">
            <text:p text:style-name="P4">1</text:p>
          </table:table-cell>
          <table:table-cell table:style-name="TECHNICAL_5f_QUESTION.A1" office:value-type="string">
            <text:p text:style-name="P21"><text:span text:style-name="Default_20_Paragraph_20_Font"><text:span text:style-name="T4">«</text:span></text:span><text:span text:style-name="Default_20_Paragraph_20_Font"><text:span text:style-name="T5">I</text:span></text:span><text:span text:style-name="Default_20_Paragraph_20_Font"><text:span text:style-name="T4">nsert_Technical_Question_#»</text:span></text:span></text:p>
          </table:table-cell>
          <table:table-cell table:style-name="TECHNICAL_5f_QUESTION.A1" office:value-type="string">
            <text:p text:style-name="P21">Attachment</text:p>
          </table:table-cell>
        </table:table-row>
      </table:table>
      <text:p text:style-name="Normal"/>
      <text:p text:style-name="P11"/>
      <text:h text:style-name="P28" text:outline-level="1">Social Value<text:line-break/></text:h>
      <text:p text:style-name="Normal">Guidelines:</text:p>
      <text:list xml:id="list131011159788628" text:continue-numbering="true" text:style-name="L4">
        <text:list-item>
          <text:p text:style-name="P35">You must answer all the following questions</text:p>
        </text:list-item>
        <text:list-item>
          <text:p text:style-name="P35">Keep your responses as succinct as possible</text:p>
        </text:list-item>
      </text:list>
      <text:p text:style-name="List_20_Paragraph"/>
      <table:table table:name="SOCIAL_VALUES" table:style-name="SOCIAL_5f_VALUES">
        <table:table-column table:style-name="SOCIAL_5f_VALUES.A"/>
        <table:table-column table:style-name="SOCIAL_5f_VALUES.B"/>
        <table:table-column table:style-name="SOCIAL_5f_VALUES.C"/>
        <table:table-row table:style-name="SOCIAL_5f_VALUES.1">
          <table:table-cell table:style-name="SOCIAL_5f_VALUES.A1" office:value-type="string">
            <text:p text:style-name="P18">#</text:p>
          </table:table-cell>
          <table:table-cell table:style-name="SOCIAL_5f_VALUES.A1" office:value-type="string">
            <text:p text:style-name="P20">Question</text:p>
          </table:table-cell>
          <table:table-cell table:style-name="SOCIAL_5f_VALUES.A1" office:value-type="string">
            <text:p text:style-name="P20">Response</text:p>
          </table:table-cell>
        </table:table-row>
        <table:table-row>
          <table:table-cell table:style-name="SOCIAL_5f_VALUES.A1" office:value-type="string">
            <text:p text:style-name="P4">1</text:p>
          </table:table-cell>
          <table:table-cell table:style-name="SOCIAL_5f_VALUES.A1" office:value-type="string">
            <text:p text:style-name="P21"><text:span text:style-name="Default_20_Paragraph_20_Font"><text:span text:style-name="T4">«Insert_SocVal_Question_#»</text:span></text:span></text:p>
          </table:table-cell>
          <table:table-cell table:style-name="SOCIAL_5f_VALUES.A1" office:value-type="string">
            <text:p text:style-name="P21">Attachment</text:p>
          </table:table-cell>
        </table:table-row>
      </table:table>
      <text:p text:style-name="Normal"/>
      <text:p text:style-name="P12"><text:bookmark-start text:name="_Toc96061032"/><text:bookmark-start text:name="_Toc110266957"/></text:p>
      <text:h text:style-name="P29" text:outline-level="2"><text:bookmark-start text:name="_Toc111475183"/><text:bookmark-start text:name="_Toc111568145"/><text:bookmark-start text:name="_Toc111820041"/><text:bookmark-start text:name="_Toc112061826"/>How to complete your Price Schedule<text:bookmark-end text:name="_Toc111475183"/><text:bookmark-end text:name="_Toc111568145"/><text:bookmark-end text:name="_Toc111820041"/><text:bookmark-end text:name="_Toc112061826"/><text:bookmark-end text:name="_Toc96061032"/><text:bookmark-end text:name="_Toc110266957"/><text:line-break/></text:h>
      <text:p text:style-name="Normal">Read and understand the instructions in the Price Schedule, and in this section before submitting your prices.</text:p>
      <text:p text:style-name="Normal">Your prices should compare with <text:span text:style-name="T17">your technical offer</text:span>.</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text:style-name="L5">
        <text:list-item>
          <text:p text:style-name="P36">Eight (8) hour Working Day; and</text:p>
        </text:list-item>
        <text:list-item>
          <text:p text:style-name="P36">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text:p>
      <text:p text:style-name="Normal">Further detail may be provided within the 4. Price Schedule.</text:p>
      <text:p text:style-name="Normal">When you have completed your 4. Price Schedule, you must upload this into the<text:span text:style-name="Default_20_Paragraph_20_Font"><text:span text:style-name="T6"> </text:span></text:span>Crown Commercial Services e-Sourcing Suite.</text:p>
      <text:p text:style-name="Normal">Do not alter, amend or change the format or layout of the 4. Price Schedule.</text:p>
      <text:p text:style-name="P11"/>
      <text:h text:style-name="Heading_20_1" text:outline-level="1"><text:bookmark-start text:name="_Toc96061033"/><text:bookmark-start text:name="_Toc110266958"/><text:bookmark-start text:name="_Toc111475184"/><text:bookmark-start text:name="_Toc111568146"/><text:bookmark-start text:name="_Toc111820042"/><text:bookmark-start text:name="_Toc112061827"/><text:bookmark-start text:name="_Toc95972669"/><text:bookmark-end text:name="_Toc92688238"/>Award Criteria<text:bookmark-end text:name="_Toc96061033"/><text:bookmark-end text:name="_Toc110266958"/><text:bookmark-end text:name="_Toc111475184"/><text:bookmark-end text:name="_Toc111568146"/><text:bookmark-end text:name="_Toc111820042"/><text:bookmark-end text:name="_Toc112061827"/><text:line-break/></text:h>
      <text:p text:style-name="Normal">The award stage consists of an evaluation and discussion process, whereby the Buyer may meet with you, where required, to discuss minor changes to the proposed approach and firm up any implementation plans etc.</text:p>
      <text:p text:style-name="Normal"/>
      <text:p text:style-name="Normal">Provided all parties can come to an agreement, on service delivery <text:span text:style-name="T17">and</text:span> costs, an offer of contract will be formally made.</text:p>
      <text:p text:style-name="Normal"/>
      <text:h text:style-name="Heading_20_2" text:outline-level="2"><text:bookmark-start text:name="_Toc96061034"/><text:bookmark-start text:name="_Toc110266959"/><text:bookmark-start text:name="_Toc111475185"/><text:bookmark-start text:name="_Toc111568147"/><text:bookmark-start text:name="_Toc111820043"/><text:bookmark-start text:name="_Toc112061828"/>Award process - What you need to do<text:bookmark-end text:name="_Toc96061034"/><text:bookmark-end text:name="_Toc110266959"/><text:bookmark-end text:name="_Toc111475185"/><text:bookmark-end text:name="_Toc111568147"/><text:bookmark-end text:name="_Toc111820043"/><text:bookmark-end text:name="_Toc112061828"/><text:line-break/></text:h>
      <text:list text:style-name="L6">
        <text:list-item>
          <text:p text:style-name="P37"><text:span text:style-name="Default_20_Paragraph_20_Font"><text:span text:style-name="T13">Provide the confirmations and affirmations above</text:span></text:span>.</text:p>
        </text:list-item>
        <text:list-item>
          <text:p text:style-name="P37">Write your Bid submission and upload it onto the e-Sourcing portal</text:p>
        </text:list-item>
        <text:list-item>
          <text:p text:style-name="P37">Complete and upload your Price Schedule onto the e-Sourcing portal</text:p>
        </text:list-item>
      </text:list>
      <text:p text:style-name="Normal"/>
      <text:h text:style-name="Heading_20_2" text:outline-level="2"><text:bookmark-start text:name="_Toc96061035"/><text:bookmark-start text:name="_Toc110266960"/><text:bookmark-start text:name="_Toc111475186"/><text:bookmark-start text:name="_Toc111568148"/><text:bookmark-start text:name="_Toc111820044"/><text:bookmark-start text:name="_Toc112061829"/>Award process - What we will do<text:bookmark-end text:name="_Toc96061035"/><text:bookmark-end text:name="_Toc110266960"/><text:bookmark-end text:name="_Toc111475186"/><text:bookmark-end text:name="_Toc111568148"/><text:bookmark-end text:name="_Toc111820044"/><text:bookmark-end text:name="_Toc112061829"/></text:h>
      <text:p text:style-name="Normal"/>
      <text:h text:style-name="P30" text:outline-level="3"><text:bookmark-start text:name="_Toc96061036"/><text:bookmark-start text:name="_Toc110266961"/><text:bookmark-start text:name="_Toc111475187"/><text:bookmark-start text:name="_Toc111568149"/><text:bookmark-start text:name="_Toc111820045"/><text:bookmark-start text:name="_Toc112061830"/>Compliance Check<text:bookmark-end text:name="_Toc96061036"/><text:bookmark-end text:name="_Toc110266961"/><text:bookmark-end text:name="_Toc111475187"/><text:bookmark-end text:name="_Toc111568149"/><text:bookmark-end text:name="_Toc111820045"/><text:bookmark-end text:name="_Toc112061830"/></text:h>
      <text:p text:style-name="Normal">First, we will complete a mandatory evaluation to make sure that you have answered all questions and have completed the Price Schedule in line with our instructions. <text:s/></text:p>
      <text:p text:style-name="Normal">We will also ensure that costs are in line with the agreed commercial agreement rates, where applicable.<text:line-break/></text:p>
      <text:h text:style-name="P30" text:outline-level="3"><text:bookmark-start text:name="_Toc96061037"/><text:bookmark-start text:name="_Toc110266962"/><text:bookmark-start text:name="_Toc111475188"/><text:bookmark-start text:name="_Toc111568150"/><text:bookmark-start text:name="_Toc111820046"/><text:bookmark-start text:name="_Toc112061831"/>Technical Evaluation<text:bookmark-end text:name="_Toc96061037"/><text:bookmark-end text:name="_Toc110266962"/><text:bookmark-end text:name="_Toc111475188"/><text:bookmark-end text:name="_Toc111568150"/> and Commercial Evaluation<text:bookmark-end text:name="_Toc111820046"/><text:bookmark-end text:name="_Toc112061831"/></text:h>
      <text:p text:style-name="P24">We will review your proposal. <text:s/>We will only consider if the suggested approach is acceptable and if costs are in line with budget constraints/expectations.</text:p>
      <text:p text:style-name="P24">Where any element of your proposal is not clear and/or changes are required you will be contacted to discuss further - this may be via the telephone, face to face or a mixture of both.</text:p>
      <text:p text:style-name="P25">Any clarification contact will initially be made via the e-sourcing suite.<text:line-break/></text:p>
      <text:h text:style-name="P30" text:outline-level="3"><text:bookmark-start text:name="_Toc110266965"/><text:bookmark-start text:name="_Toc111475191"/><text:bookmark-start text:name="_Toc111568153"/><text:bookmark-start text:name="_Toc111820047"/><text:bookmark-start text:name="_Toc112061832"/>Presentations<text:bookmark-end text:name="_Toc110266965"/><text:bookmark-end text:name="_Toc111475191"/><text:bookmark-end text:name="_Toc111568153"/><text:bookmark-end text:name="_Toc111820047"/><text:bookmark-end text:name="_Toc112061832"/></text:h>
      <text:p text:style-name="P14"><text:span text:style-name="Default_20_Paragraph_20_Font"><text:span text:style-name="T15">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text:span></text:span><text:soft-page-break/><text:span text:style-name="Default_20_Paragraph_20_Font"><text:span text:style-name="T15">process.</text:span></text:span><text:span text:style-name="Default_20_Paragraph_20_Font"><text:span text:style-name="T9"><text:line-break/></text:span></text:span></text:p>
      <text:h text:style-name="P30" text:outline-level="3"><text:bookmark-start text:name="_Toc96061040"/><text:bookmark-start text:name="_Toc110266966"/><text:bookmark-start text:name="_Toc111475192"/><text:bookmark-start text:name="_Toc111568154"/><text:bookmark-start text:name="_Toc111820048"/><text:bookmark-start text:name="_Toc112061833"/>Award<text:bookmark-end text:name="_Toc96061040"/><text:bookmark-end text:name="_Toc110266966"/><text:bookmark-end text:name="_Toc111475192"/><text:bookmark-end text:name="_Toc111568154"/><text:bookmark-end text:name="_Toc111820048"/><text:bookmark-end text:name="_Toc112061833"/></text:h>
      <text:p text:style-name="P24">Award will be made to you provided that all parties can meet a mutually agreeable approach that offers value for money.</text:p>
      <text:p text:style-name="P26">We will notify you of award via the e-sourcing suite.</text:p>
      <text:p text:style-name="Normal"><text:bookmark-end text:name="_Toc95972669"/></text:p>
      <text:h text:style-name="Heading_20_1" text:outline-level="1"><text:bookmark-start text:name="_Toc110266972"/><text:bookmark-start text:name="_Toc111475198"/><text:bookmark-start text:name="_Toc111568160"/><text:bookmark-start text:name="_Toc111820049"/><text:bookmark-start text:name="_Toc112061834"/>Further Information<text:bookmark-end text:name="_Toc110266972"/><text:bookmark-end text:name="_Toc111475198"/><text:bookmark-end text:name="_Toc111568160"/><text:bookmark-end text:name="_Toc111820049"/><text:bookmark-end text:name="_Toc112061834"/></text:h>
      <text:p text:style-name="P14"><text:span text:style-name="Default_20_Paragraph_20_Font"><text:span text:style-name="T15">All communications will be conducted via the e-sourcing suite, including notification of outcome.</text:span></text:span></text:p>
      <text:p text:style-name="P8"/>
      <text:p text:style-name="P14"><text:span text:style-name="Default_20_Paragraph_20_Font"><text:span text:style-name="T15">The conclusion of a contract may be subject to the provision of due ‘certificates, statements and other means of proof’ where </text:span></text:span><text:span text:style-name="Default_20_Paragraph_20_Font"><text:span text:style-name="T16">the</text:span></text:span><text:span text:style-name="Default_20_Paragraph_20_Font"><text:span text:style-name="T15">l Bidders </text:span></text:span><text:span text:style-name="Default_20_Paragraph_20_Font"><text:span text:style-name="T16">has</text:span></text:span><text:span text:style-name="Default_20_Paragraph_20_Font"><text:span text:style-name="T15">,to this point, relied on self-certification</text:span></text:span><text:span text:style-name="Default_20_Paragraph_20_Font"><text:span text:style-name="T14">.</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0</text:page-number></text:span></text:span></text:p>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9-28T10:15:00Z</meta:creation-date>
    <dc:date>2022-10-21T13:10:09.211428703</dc:date>
    <meta:editing-cycles>8</meta:editing-cycles>
    <meta:editing-duration>PT4H26M59S</meta:editing-duration>
    <meta:document-statistic meta:table-count="5" meta:image-count="0" meta:object-count="0" meta:page-count="10" meta:paragraph-count="148" meta:word-count="1513" meta:character-count="9186" meta:non-whitespace-character-count="7816"/>
    <meta:template xlink:type="simple" xlink:actuate="onRequest" xlink:title="" xlink:href="Normal"/>
  </office:meta>
</office:document-meta>
</file>